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25cm" fo:min-width="10.1cm" draw:shadow-opacity="20%"/>
    </style:style>
    <style:style style:name="gr2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12.4cm" draw:shadow-opacity="20%"/>
    </style:style>
    <style:style style:name="gr3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45cm" fo:min-width="9cm" draw:shadow-opacity="20%"/>
    </style:style>
    <style:style style:name="gr4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6.45cm" fo:min-width="11.5cm" draw:shadow-opacity="20%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57cm" fo:min-width="5.228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6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95cm" fo:min-width="14.5cm" draw:shadow-opacity="20%"/>
    </style:style>
    <style:style style:name="gr17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5cm" draw:shadow-opacity="20%"/>
    </style:style>
    <style:style style:name="gr18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3cm" draw:shadow-opacity="20%"/>
    </style:style>
    <style:style style:name="gr19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75cm" fo:min-width="9.2cm" draw:shadow-opacity="20%"/>
    </style:style>
    <style:style style:name="gr20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9.2cm" draw:shadow-opacity="20%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25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9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30" style:family="graphic" style:parent-style-name="objectwithoutfill">
      <style:graphic-properties draw:marker-start="Line_20_Arrow_20_3" draw:marker-end-width="0.3cm" draw:fill="none" draw:textarea-vertical-align="middle"/>
    </style:style>
    <style:style style:name="gr31" style:family="graphic" style:parent-style-name="无填充且无边框的对象">
      <style:graphic-properties draw:textarea-vertical-align="middle" draw:ole-draw-aspect="1" style:protect="size"/>
    </style:style>
    <style:style style:name="gr32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loext:graphic-properties draw:fill="solid" draw:fill-color="#729fcf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4" style:family="paragraph">
      <loext:graphic-properties draw:fill-color="#ffffcc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11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0.6cm" svg:height="8.5cm" svg:x="31.5cm" svg:y="2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2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6.3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5.7cm" svg:x="-0.1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cm" svg:height="6.7cm" svg:x="7.1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0.57cm" svg:height="5.2cm" svg:x="7.33cm" svg:y="4.2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8.1cm" svg:height="5.4cm" svg:x="0.4cm" svg:y="9.9cm">
          <text:p text:style-name="P2"><text:span text:style-name="T2">S2. Collect </text:span></text:p>
          <text:p text:style-name="P2"><text:span text:style-name="T1">extrapolated</text:span><text:span text:style-name="T2"> </text:span></text:p>
          <text:p text:style-name="P2"><text:span text:style-name="T2">phase </text:span></text:p>
          <text:p text:style-name="P2"><text:span text:style-name="T2">from P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9.27cm" svg:height="6.567cm" svg:x="7.53cm" svg:y="15.233cm">
          <text:p text:style-name="P2"><text:span text:style-name="T2">S3. Send </text:span></text:p>
          <text:p text:style-name="P2"><text:span text:style-name="T2">TGM_PHASE_TIME</text:span></text:p>
          <text:p text:style-name="P2"><text:span text:style-name="T2">to B2B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2"><text:span text:style-name="T2"><text:s text:c="29"/></text:span></text:p>
        </draw:connector>
        <draw:connector draw:style-name="gr8" draw:text-style-name="P5" draw:layer="layout" draw:type="curve" svg:x1="4.45cm" svg:y1="15.3cm" svg:x2="7.53cm" svg:y2="18.516cm" draw:start-shape="id3" draw:start-glue-point="8" draw:end-shape="id1" draw:end-glue-point="6" svg:d="M4450 15300c0 2144 1026 3216 3080 3216" svg:viewBox="0 0 3081 3217">
          <text:p text:style-name="P2"><text:span text:style-name="T2"><text:s text:c="6"/></text:span></text:p>
        </draw:connector>
        <draw:connector draw:style-name="gr9" draw:text-style-name="P5" draw:layer="layout" draw:type="curve" svg:x1="7.33cm" svg:y1="6.8cm" svg:x2="4.45cm" svg:y2="9.9cm" draw:start-shape="id2" draw:start-glue-point="6" draw:end-shape="id3" draw:end-glue-point="4" svg:d="M7330 6800c-1920 0-2880 1033-2880 3100" svg:viewBox="0 0 2881 3101">
          <text:p/>
        </draw:connector>
        <draw:custom-shape draw:style-name="gr10" draw:text-style-name="P3" xml:id="id8" draw:id="id8" draw:layer="layout" svg:width="10.07cm" svg:height="4.6cm" svg:x="26.409cm" svg:y="2.7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9.5cm" svg:height="6.4cm" svg:x="31.979cm" svg:y="21.2cm">
          <text:p text:style-name="P2"><text:span text:style-name="T2">S4. Wait for </text:span></text:p>
          <text:p text:style-name="P2"><text:span text:style-name="T2">TGM_SYNCH_WIN</text:span></text:p>
          <text:p text:style-name="P2"><text:span text:style-name="T2"><text:s/></text:span><text:span text:style-name="T2">from</text:span></text:p>
          <text:p text:style-name="P2"><text:span text:style-name="T2"><text:s/></text:span><text:span text:style-name="T2">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8.27cm" svg:height="6.8cm" svg:x="43.179cm" svg:y="17.4cm">
          <text:p text:style-name="P2"><text:span text:style-name="T2">S5. Get </text:span></text:p>
          <text:p text:style-name="P2"><text:span text:style-name="T2">extraction <text:s/></text:span></text:p>
          <text:p text:style-name="P2"><text:span text:style-name="T2">trigger and firing</text:span></text:p>
          <text:p text:style-name="P2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51.449cm" svg:y1="20.8cm" svg:x2="51.805cm" svg:y2="13.334cm" draw:start-shape="id4" draw:start-glue-point="10" draw:end-shape="id5" draw:end-glue-point="9" svg:d="M51449 20800c753 0 627-2475 528-3398s-172-293-172-4068" svg:viewBox="0 0 604 7467">
          <text:p text:style-name="P2"><text:span text:style-name="T2"><text:s text:c="29"/></text:span></text:p>
        </draw:connector>
        <draw:connector draw:style-name="gr8" draw:text-style-name="P5" draw:layer="layout" draw:type="curve" svg:x1="40.088cm" svg:y1="26.663cm" svg:x2="47.314cm" svg:y2="24.2cm" draw:start-shape="id6" draw:start-glue-point="9" draw:end-shape="id4" svg:d="M40088 26663c0 2158 7226 3390 7226-2463" svg:viewBox="0 0 7227 4255">
          <text:p text:style-name="P2"><text:span text:style-name="T2"><text:s text:c="6"/></text:span></text:p>
        </draw:connector>
        <draw:connector draw:style-name="gr9" draw:text-style-name="P5" draw:layer="layout" draw:type="curve" draw:line-skew="-1.312cm" svg:x1="28.129cm" svg:y1="23.5cm" svg:x2="33.37cm" svg:y2="26.663cm" draw:start-shape="id7" draw:start-glue-point="8" draw:end-shape="id6" draw:end-glue-point="7" svg:d="M28129 23500c0 4935 5241 3353 5241 3163" svg:viewBox="0 0 5242 3555">
          <text:p/>
        </draw:connector>
        <draw:custom-shape draw:style-name="gr13" draw:text-style-name="P4" xml:id="id5" draw:id="id5" draw:layer="layout" svg:width="12.8cm" svg:height="6.6cm" svg:x="40.879cm" svg:y="7.7cm">
          <text:p text:style-name="P2"><text:span text:style-name="T2">S6. Send <text:s/></text:span></text:p>
          <text:p text:style-name="P2"><text:span text:style-name="T2">TGM_KICKER_TIME_S </text:span></text:p>
          <text:p text:style-name="P2"><text:span text:style-name="T2">to B2B 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47.279cm" svg:y1="7.7cm" svg:x2="36.479cm" svg:y2="5cm" draw:start-shape="id5" draw:start-glue-point="4" draw:end-shape="id8" draw:end-glue-point="10" svg:d="M47279 7700c0-1800-3600-2700-10800-2700" svg:viewBox="0 0 10801 2701">
          <text:p/>
        </draw:connector>
        <draw:custom-shape draw:style-name="gr14" draw:text-style-name="P4" xml:id="id9" draw:id="id9" draw:layer="layout" svg:width="13.4cm" svg:height="6.1cm" svg:x="21.2cm" svg:y="10.2cm">
          <text:p text:style-name="P2"><text:span text:style-name="T2">S2. Wait</text:span></text:p>
          <text:p text:style-name="P2"><text:span text:style-name="T2"><text:s/></text:span><text:span text:style-name="T2">for </text:span></text:p>
          <text:p text:style-name="P2"><text:span text:style-name="T2">TGM_PHASE_CORRECTION</text:span></text:p>
          <text:p text:style-name="P2"><text:span text:style-name="T2"><text:s/></text:span><text:span text:style-name="T2">from 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7" draw:id="id7" draw:layer="layout" svg:width="7.3cm" svg:height="5.1cm" svg:x="24.479cm" svg:y="18.4cm">
          <text:p text:style-name="P2"><text:span text:style-name="T2">S3. Phase </text:span></text:p>
          <text:p text:style-name="P2"><text:span text:style-name="T2">correction </text:span></text:p>
          <text:p text:style-name="P2"><text:span text:style-name="T2">for 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26.409cm" svg:y1="5cm" svg:x2="23.162cm" svg:y2="11.093cm" draw:start-shape="id8" draw:start-glue-point="6" draw:end-shape="id9" draw:end-glue-point="5" svg:d="M26409 5000c-2165 0-3247 2031-3247 6093" svg:viewBox="0 0 3248 6094">
          <text:p/>
        </draw:connector>
        <draw:connector draw:style-name="gr9" draw:text-style-name="P5" draw:layer="layout" draw:type="curve" svg:x1="23.162cm" svg:y1="15.407cm" svg:x2="24.479cm" svg:y2="20.95cm" draw:start-shape="id9" draw:start-glue-point="7" draw:end-shape="id7" draw:end-glue-point="6" svg:d="M23162 15407c0 3696 439 5543 1317 5543" svg:viewBox="0 0 1318 5544">
          <text:p/>
        </draw:connector>
      </draw:page>
      <draw:page draw:name="page2" draw:style-name="dp1" draw:master-page-name="默认">
        <draw:custom-shape draw:style-name="gr16" draw:text-style-name="P1" draw:layer="layout" svg:width="15cm" svg:height="9.2cm" svg:x="26.2cm" svg:y="2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cm" svg:height="8.7cm" svg:x="14.1cm" svg:y="22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8cm" svg:height="8.7cm" svg:x="2.3cm" svg:y="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7cm" svg:height="9cm" svg:x="0.9cm" svg:y="10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7cm" svg:height="7.5cm" svg:x="5.4cm" svg:y="2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xml:id="id15" draw:id="id15" draw:layer="layout" svg:width="8.776cm" svg:height="5.325cm" svg:x="5.803cm" svg:y="3.8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4" draw:id="id14" draw:layer="layout" svg:width="8.1cm" svg:height="6.7cm" svg:x="1cm" svg:y="10.7cm">
          <text:p text:style-name="P2"><text:span text:style-name="T1">S2. Collect </text:span></text:p>
          <text:p text:style-name="P2"><text:span text:style-name="T1">extrapolated </text:span></text:p>
          <text:p text:style-name="P2"><text:span text:style-name="T1">Phase and slope </text:span></text:p>
          <text:p text:style-name="P2"><text:span text:style-name="T1">from PAP, and </text:span></text:p>
          <text:p text:style-name="P2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3" draw:id="id13" draw:layer="layout" svg:width="9.497cm" svg:height="5.799cm" svg:x="2.203cm" svg:y="21.101cm">
          <text:p text:style-name="P2"><text:span text:style-name="T1">S3. Wait for</text:span></text:p>
          <text:p text:style-name="P2"><text:span text:style-name="T1">TGM_PHASE_TIME</text:span></text:p>
          <text:p text:style-name="P2"><text:span text:style-name="T1">from B2B</text:span></text:p>
          <text:p text:style-name="P2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2" draw:id="id12" draw:layer="layout" svg:width="9.406cm" svg:height="7.2cm" svg:x="16.3cm" svg:y="23.7cm">
          <text:p text:style-name="P2"><text:span text:style-name="T1">S4. Calculate </text:span></text:p>
          <text:p text:style-name="P2"><text:span text:style-name="T1">synchronization </text:span></text:p>
          <text:p text:style-name="P2"><text:span text:style-name="T1">Window, </text:span></text:p>
          <text:p text:style-name="P2"><text:span text:style-name="T1">phase shift/jump, </text:span></text:p>
          <text:p text:style-name="P2"><text:span text:style-name="T1">phase correction</text:span></text:p>
          <text:p text:style-name="P2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11" draw:id="id11" draw:layer="layout" svg:width="8.5cm" svg:height="6.368cm" svg:x="41.279cm" svg:y="19.025cm">
          <text:p text:style-name="P2"><text:span text:style-name="T1">S6. Give </text:span></text:p>
          <text:p text:style-name="P2"><text:span text:style-name="T1">phase shift/jump </text:span></text:p>
          <text:p text:style-name="P2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" draw:id="id16" draw:layer="layout" svg:width="12.4cm" svg:height="8cm" svg:x="42.1cm" svg:y="4.8cm">
          <text:p text:style-name="P2"><text:span text:style-name="T1">S7. Wait For</text:span></text:p>
          <text:p text:style-name="P2"><text:span text:style-name="T1">TGM_KICKER_TIME_S</text:span></text:p>
          <text:p text:style-name="P2"><text:span text:style-name="T1">TGM_KICKER_TIME_T </text:span></text:p>
          <text:p text:style-name="P2"><text:span text:style-name="T1">from source and target</text:span></text:p>
          <text:p text:style-name="P2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" draw:id="id17" draw:layer="layout" svg:width="9.176cm" svg:height="5.576cm" svg:x="26.3cm" svg:y="1.6cm">
          <text:p text:style-name="P2"><text:span text:style-name="T1">S8. B2B status </text:span></text:p>
          <text:p text:style-name="P2"><text:span text:style-name="T1">check and send</text:span></text:p>
          <text:p text:style-name="P2"><text:span text:style-name="T1">TGM_B2B_STATUS</text:span></text:p>
          <text:p text:style-name="P2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18" draw:id="id18" draw:layer="layout" svg:width="9.521cm" svg:height="4.775cm" svg:x="18.879cm" svg:y="7.125cm">
          <text:p text:style-name="P2"><text:span text:style-name="T4">Send </text:span></text:p>
          <text:p text:style-name="P2"><text:span text:style-name="T4">TGM_B2B_ERROR</text:span></text:p>
          <text:p text:style-name="P2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onnector draw:style-name="gr8" draw:text-style-name="P10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2"><text:span text:style-name="T1"/></text:p>
          <text:p text:style-name="P2"><text:span text:style-name="T1"/></text:p>
          <text:p text:style-name="P2"><text:span text:style-name="T1">OK</text:span></text:p>
          <text:p text:style-name="P2"><text:span text:style-name="T1"/></text:p>
          <text:p text:style-name="P2"><text:span text:style-name="T1"/></text:p>
        </draw:connector>
        <draw:connector draw:style-name="gr8" draw:text-style-name="P10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2"><text:span text:style-name="T1"><text:s text:c="2"/></text:span><text:span text:style-name="T1">OK <text:s text:c="15"/></text:span></text:p>
        </draw:connector>
        <draw:connector draw:style-name="gr8" draw:text-style-name="P10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2"><text:span text:style-name="T1"><text:s text:c="14"/></text:span></text:p>
        </draw:connector>
        <draw:connector draw:style-name="gr8" draw:text-style-name="P10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2"><text:span text:style-name="T1"><text:s text:c="5"/></text:span></text:p>
        </draw:connector>
        <draw:connector draw:style-name="gr9" draw:text-style-name="P10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8" draw:text-style-name="P10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2"><text:span text:style-name="T1"><text:s text:c="7"/></text:span><text:span text:style-name="T1">OK</text:span></text:p>
        </draw:connector>
        <draw:line draw:style-name="gr8" draw:text-style-name="P10" draw:layer="layout" svg:x1="23.7cm" svg:y1="24cm" svg:x2="24.8cm" svg:y2="11.8cm">
          <text:p text:style-name="P2"><text:span text:style-name="T1"/></text:p>
          <text:p text:style-name="P2"><text:span text:style-name="T1">Synchronization window </text:span></text:p>
          <text:p text:style-name="P2"><text:span text:style-name="T1">within the safety margi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  <draw:line draw:style-name="gr8" draw:text-style-name="P10" draw:layer="layout" svg:x1="8.3cm" svg:y1="21cm" svg:x2="19.7cm" svg:y2="11cm">
          <text:p text:style-name="P2"><text:span text:style-name="T1">Waiting time &gt; Timeout interval</text:span></text:p>
          <text:p text:style-name="P2"><text:span text:style-name="T1"/></text:p>
        </draw:line>
        <draw:line draw:style-name="gr30" draw:text-style-name="P10" draw:layer="layout" svg:x1="27.7cm" svg:y1="10.8cm" svg:x2="42.7cm" svg:y2="10.7cm">
          <text:p text:style-name="P2"><text:span text:style-name="T1">Waiting time &gt; Timeout interval</text:span></text:p>
          <text:p text:style-name="P2"><text:span text:style-name="T1"/></text:p>
        </draw:line>
        <draw:frame draw:style-name="gr31" draw:text-style-name="P11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9" draw:text-style-name="P10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9" draw:text-style-name="P10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32" draw:text-style-name="P11" draw:layer="layout" svg:width="14.802cm" svg:height="1.315cm" draw:transform="skewX (-0.000698131700797738) rotate (1.48352986419518) translate (24.301cm 25.686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text-style-name="P11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1-16T17:29:11.477000000</dc:date>
    <meta:editing-duration>PT15H59M4S</meta:editing-duration>
    <meta:editing-cycles>27</meta:editing-cycles>
    <meta:generator>LibreOffice/4.4.4.3$Windows_x86 LibreOffice_project/2c39ebcf046445232b798108aa8a7e7d89552ea8</meta:generator>
    <meta:document-statistic meta:object-count="52"/>
  </office:meta>
</office:document-meta>
</file>

<file path=Object 1/content.xml><?xml version="1.0" encoding="utf-8"?>
<math xmlns="http://www.w3.org/1998/Math/MathML" display="block">
  <semantics>
    <mrow>
      <mi mathvariant="italic">Phase</mi>
      <mrow>
        <mrow>
          <mi mathvariant="italic">shift</mi>
          <mo stretchy="false">/</mo>
          <mi mathvariant="italic">jump</mi>
        </mrow>
        <mo stretchy="false">∉</mo>
        <mrow>
          <mo fence="true" stretchy="false">[</mo>
          <mrow>
            <mrow>
              <mrow>
                <mo stretchy="false">−</mo>
                <msup>
                  <mn>180</mn>
                  <mi>o</mi>
                </msup>
              </mrow>
              <mrow>
                <mi>,</mi>
                <mo stretchy="false">+</mo>
                <msup>
                  <mn>180</mn>
                  <mi>o</mi>
                </msup>
              </mrow>
            </mrow>
          </mrow>
          <mo fence="true" stretchy="false">]</mo>
        </mrow>
      </mrow>
    </mrow>
    <annotation encoding="StarMath 5.0">Phase shift/jump notin [ -180^{o},+180^{o}] </annotation>
  </semantics>
</math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